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endar_20_Ev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 Even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7-28T00:00:00</dc:date>
              <text:p text:style-name="P1">link https://sites.google.com/view/photobooth-rental-culver-city/video-booth-rentals-culver-city</text:p>
              <text:p text:style-name="P1"><text:tab/>-Erin Edwards</text:p>
              <text:p text:style-name="P1">----</text:p>
              <text:p text:style-name="P1">document view https://docs.google.com/document/d/1Pc2pZpy5ES-Ei1-I5QZFBaEmS2PUIwHLmm4OlslvRjE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><text:tab/>-Erin Edwards</text:p>
              <text:p text:style-name="P1">----</text:p>
              <text:p text:style-name="P1">link https://sites.google.com/view/photobooth-rental-culver-city/video-booth-rentals-culver-city</text:p>
              <text:p text:style-name="P1"/>
              <text:p text:style-name="P1"><text:s/>document https://docs.google.com/document/d/1NWtZR7ybrLkbwKYAg7SrAbKnDc5Vh7v7N-lkZHHXHdY/edit?usp=sharing</text:p>
              <text:p text:style-name="P1"/>
              <text:p text:style-name="P1"><text:s/>document pub https://docs.google.com/document/d/1NWtZR7ybrLkbwKYAg7SrAbKnDc5Vh7v7N-lkZHHXHdY/pub</text:p>
              <text:p text:style-name="P1"/>
              <text:p text:style-name="P1"><text:s/>document view https://docs.google.com/document/d/1NWtZR7ybrLkbwKYAg7SrAbKnDc5Vh7v7N-lkZHHXHdY/view</text:p>
              <text:p text:style-name="P1"/>
              <text:p text:style-name="P1"><text:s/>document https://docs.google.com/document/d/1LBFxJt2Vup7s79vFz3l0jzmmFK0lsQTke0KYqcqE6kM/edit?usp=sharing</text:p>
              <text:p text:style-name="P1"/>
              <text:p text:style-name="P1"><text:s/>document pub https://docs.google.com/document/d/1LBFxJt2Vup7s79vFz3l0jzmmFK0lsQTke0KYqcqE6kM/pub</text:p>
              <text:p text:style-name="P1"/>
              <text:p text:style-name="P1"><text:s/>document view https://docs.google.com/document/d/1LBFxJt2Vup7s79vFz3l0jzmmFK0lsQTke0KYqcqE6kM/view</text:p>
              <text:p text:style-name="P1"/>
              <text:p text:style-name="P1"><text:s/>document https://docs.google.com/document/d/1PM7msKaU2ZWPXYG044Qgz0U3NdPg5PQFG6_eS_2r0uM/edit?usp=sharing</text:p>
              <text:p text:style-name="P1"/>
              <text:p text:style-name="P1"><text:s/>document pub https://docs.google.com/document/d/1PM7msKaU2ZWPXYG044Qgz0U3NdPg5PQFG6_eS_2r0uM/pub</text:p>
              <text:p text:style-name="P1"/>
              <text:p text:style-name="P1"><text:s/>document view https://docs.google.com/document/d/1PM7msKaU2ZWPXYG044Qgz0U3NdPg5PQFG6_eS_2r0uM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/>
              <text:p text:style-name="P1"><text:s/>document https://docs.google.com/document/d/1060HwPw6K2sKmBR9603_6clkABihWn57hJahpil1Uhw/edit?usp=sharing</text:p>
              <text:p text:style-name="P1"/>
              <text:p text:style-name="P1"><text:s/>document pub https://docs.google.com/document/d/1060HwPw6K2sKmBR9603_6clkABihWn57hJahpil1Uhw/pub</text:p>
              <text:p text:style-name="P1"/>
              <text:p text:style-name="P1"><text:s/>document view https://docs.google.com/document/d/1060HwPw6K2sKmBR9603_6clkABihWn57hJahpil1Uhw/view</text:p>
              <text:p text:style-name="P1"/>
              <text:p text:style-name="P1"><text:s/>document https://docs.google.com/document/d/1Pc2pZpy5ES-Ei1-I5QZFBaEmS2PUIwHLmm4OlslvRjE/edit?usp=sharing</text:p>
              <text:p text:style-name="P1"/>
              <text:p text:style-name="P1"><text:s/>document pub https://docs.google.com/document/d/1Pc2pZpy5ES-Ei1-I5QZFBaEmS2PUIwHLmm4OlslvRjE/pub</text:p>
              <text:p text:style-name="P1"><text:tab/>-Erin Edwards</text:p>
              <text:p text:style-name="P1">----</text:p>
              <text:p text:style-name="P1">document https://docs.google.com/document/d/1Mm4mB_fVGRxa8eaA8xCkgIGU8eUy1iP9UNQeqXoEfZQ/edit?usp=sharing</text:p>
              <text:p text:style-name="P1"/>
              <text:p text:style-name="P1"><text:s/>document pub https://docs.google.com/document/d/1Mm4mB_fVGRxa8eaA8xCkgIGU8eUy1iP9UNQeqXoEfZQ/pub</text:p>
              <text:p text:style-name="P1"/>
              <text:p text:style-name="P1"><text:s/>document view https://docs.google.com/document/d/1Mm4mB_fVGRxa8eaA8xCkgIGU8eUy1iP9UNQeqXoEfZQ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/>
              <text:p text:style-name="P1"><text:s/>document https://docs.google.com/document/d/16K-7-xh7R83pf-WvNOXATq5Pw3iyNnTY6edzRCf3RR0/edit?usp=sharing</text:p>
              <text:p text:style-name="P1"/>
              <text:p text:style-name="P1"><text:s/>document pub https://docs.google.com/document/d/16K-7-xh7R83pf-WvNOXATq5Pw3iyNnTY6edzRCf3RR0/pub</text:p>
              <text:p text:style-name="P1"/>
              <text:p text:style-name="P1"><text:s/>document view https://docs.google.com/document/d/16K-7-xh7R83pf-WvNOXATq5Pw3iyNnTY6edzRCf3RR0/view</text:p>
              <text:p text:style-name="P1"/>
              <text:p text:style-name="P1"><text:s/>document https://docs.google.com/document/d/1im717FHdabV0R25k8Cc3pDKnZuTusMe35h69HjUV28k/edit?usp=sharing</text:p>
              <text:p text:style-name="P1"/>
              <text:p text:style-name="P1"><text:s/>document pub https://docs.google.com/document/d/1im717FHdabV0R25k8Cc3pDKnZuTusMe35h69HjUV28k/pub</text:p>
              <text:p text:style-name="P1"/>
              <text:p text:style-name="P1"><text:s/>document view https://docs.google.com/document/d/1im717FHdabV0R25k8Cc3pDKnZuTusMe35h69HjUV28k/view</text:p>
              <text:p text:style-name="P1"/>
              <text:p text:style-name="P1"><text:s/>document https://docs.google.com/document/d/1OtfzAgJUGd9SiTxPq_2vy_RBaAjfez6pjuTM043yHyw/edit?usp=sharing</text:p>
              <text:p text:style-name="P1"/>
              <text:p text:style-name="P1"><text:s/>document pub https://docs.google.com/document/d/1OtfzAgJUGd9SiTxPq_2vy_RBaAjfez6pjuTM043yHyw/pub</text:p>
              <text:p text:style-name="P1"/>
              <text:p text:style-name="P1"><text:s/>document view https://docs.google.com/document/d/1OtfzAgJUGd9SiTxPq_2vy_RBaAjfez6pjuTM043yHyw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><text:tab/>-Erin Edwards</text:p>
              <text:p text:style-name="P1">----</text:p>
              <text:p text:style-name="P1">document https://docs.google.com/document/d/1SZVwa_ykZoOFy4apqlqdDsgLcGuuBFS8w_NbeNXiYGI/edit?usp=sharing</text:p>
              <text:p text:style-name="P1"/>
              <text:p text:style-name="P1"><text:s/>document pub https://docs.google.com/document/d/1SZVwa_ykZoOFy4apqlqdDsgLcGuuBFS8w_NbeNXiYGI/pub</text:p>
              <text:p text:style-name="P1"/>
              <text:p text:style-name="P1"><text:s/>document view https://docs.google.com/document/d/1SZVwa_ykZoOFy4apqlqdDsgLcGuuBFS8w_NbeNXiYGI/view</text:p>
              <text:p text:style-name="P1"/>
              <text:p text:style-name="P1"><text:s/>document https://docs.google.com/document/d/1HfH1rKGF6d5i8c5tffPPH0nvROd18vzW7tJqei7hr7Y/edit?usp=sharing</text:p>
              <text:p text:style-name="P1"/>
              <text:p text:style-name="P1"><text:s/>document pub https://docs.google.com/document/d/1HfH1rKGF6d5i8c5tffPPH0nvROd18vzW7tJqei7hr7Y/pub</text:p>
              <text:p text:style-name="P1"/>
              <text:p text:style-name="P1"><text:s/>document view https://docs.google.com/document/d/1HfH1rKGF6d5i8c5tffPPH0nvROd18vzW7tJqei7hr7Y/view</text:p>
              <text:p text:style-name="P1"/>
              <text:p text:style-name="P1"><text:s/>document https://docs.google.com/document/d/1nfb9ZZphBrCu3zTR7Xrv29tNHpUjkpbkxt_DapYV078/edit?usp=sharing</text:p>
              <text:p text:style-name="P1"/>
              <text:p text:style-name="P1"><text:s/>document pub https://docs.google.com/document/d/1nfb9ZZphBrCu3zTR7Xrv29tNHpUjkpbkxt_DapYV078/pub</text:p>
              <text:p text:style-name="P1"/>
              <text:p text:style-name="P1"><text:s/>document view https://docs.google.com/document/d/1nfb9ZZphBrCu3zTR7Xrv29tNHpUjkpbkxt_DapYV078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/>
              <text:p text:style-name="P1"><text:s/>document https://docs.google.com/document/d/1QaSv-7ysl2LyV47cb1-ylYiUONKbP6226kw2FhBE-pU/edit?usp=sharing</text:p>
              <text:p text:style-name="P1"/>
              <text:p text:style-name="P1"><text:s/>document pub https://docs.google.com/document/d/1QaSv-7ysl2LyV47cb1-ylYiUONKbP6226kw2FhBE-pU/pub</text:p>
              <text:p text:style-name="P1"/>
              <text:p text:style-name="P1"><text:s/>document view https://docs.google.com/document/d/1QaSv-7ysl2LyV47cb1-ylYiUONKbP6226kw2FhBE-pU/view</text:p>
              <text:p text:style-name="P1"/>
              <text:p text:style-name="P1"><text:s/>document https://docs.google.com/document/d/1Xb52roHIww1FwM_qyS9sXDESIGnIm2totjvBpP0WX_o/edit?usp=sharing</text:p>
              <text:p text:style-name="P1"/>
              <text:p text:style-name="P1"><text:s/>document pub https://docs.google.com/document/d/1Xb52roHIww1FwM_qyS9sXDESIGnIm2totjvBpP0WX_o/pub</text:p>
              <text:p text:style-name="P1"/>
              <text:p text:style-name="P1"><text:s/>document view https://docs.google.com/document/d/1Xb52roHIww1FwM_qyS9sXDESIGnIm2totjvBpP0WX_o/view</text:p>
              <text:p text:style-name="P1"><text:tab/>-Erin Edwards</text:p>
              <text:p text:style-name="P1">----</text:p>
              <text:p text:style-name="P1">document pub https://docs.google.com/document/d/1JIUe88DqHmkMqvvAF2R3t5RssKZkIi1iGWBlr01WQbE/pub</text:p>
              <text:p text:style-name="P1"/>
              <text:p text:style-name="P1"><text:s/>document view https://docs.google.com/document/d/1JIUe88DqHmkMqvvAF2R3t5RssKZkIi1iGWBlr01WQbE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/>
              <text:p text:style-name="P1"><text:s/>document https://docs.google.com/document/d/1alR3BSgtQuMJbrUMgnhPuKTrW-4qLhFXRHuV9hj833M/edit?usp=sharing</text:p>
              <text:p text:style-name="P1"/>
              <text:p text:style-name="P1"><text:s/>document pub https://docs.google.com/document/d/1alR3BSgtQuMJbrUMgnhPuKTrW-4qLhFXRHuV9hj833M/pub</text:p>
              <text:p text:style-name="P1"/>
              <text:p text:style-name="P1"><text:s/>document view https://docs.google.com/document/d/1alR3BSgtQuMJbrUMgnhPuKTrW-4qLhFXRHuV9hj833M/view</text:p>
              <text:p text:style-name="P1"/>
              <text:p text:style-name="P1"><text:s/>document https://docs.google.com/document/d/1t__i-9P7i--Aui8vqWgpNgeU0USYEmKpEIk_XoRJQlg/edit?usp=sharing</text:p>
              <text:p text:style-name="P1"/>
              <text:p text:style-name="P1"><text:s/>document pub https://docs.google.com/document/d/1t__i-9P7i--Aui8vqWgpNgeU0USYEmKpEIk_XoRJQlg/pub</text:p>
              <text:p text:style-name="P1"/>
              <text:p text:style-name="P1"><text:s/>document view https://docs.google.com/document/d/1t__i-9P7i--Aui8vqWgpNgeU0USYEmKpEIk_XoRJQlg/view</text:p>
              <text:p text:style-name="P1"/>
              <text:p text:style-name="P1"><text:s/>document https://docs.google.com/document/d/17ZSeFyKLPGJTuRmITtakLIODs9sH0JTbbGU-kKdWt_I/edit?usp=sharing</text:p>
              <text:p text:style-name="P1"/>
              <text:p text:style-name="P1"><text:s/>document pub https://docs.google.com/document/d/17ZSeFyKLPGJTuRmITtakLIODs9sH0JTbbGU-kKdWt_I/pub</text:p>
              <text:p text:style-name="P1"/>
              <text:p text:style-name="P1"><text:s/>document view https://docs.google.com/document/d/17ZSeFyKLPGJTuRmITtakLIODs9sH0JTbbGU-kKdWt_I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><text:tab/>-Erin Edwards</text:p>
              <text:p text:style-name="P1">----</text:p>
              <text:p text:style-name="P1">Calendar - All Day Event https://www.google.com/calendar/event?eid=a28zbGdxbWZpbnBub3NobmRpM3VrMWVla2MgODRiMTY2M2JkYjQ0ODczN2UzMzc2ZTFhN2RkOWVlZTZmOTdmMjAzM2I4NjQxNmUwMWM4NzMyMzEyMjNiNmE0MkBncm91cC5jYWxlbmRhci5nb29nbGUuY29t</text:p>
              <text:p text:style-name="P1"/>
              <text:p text:style-name="P1"><text:s/>video https://youtu.be/cij3xm1LtS8</text:p>
              <text:p text:style-name="P1"/>
              <text:p text:style-name="P1"><text:s/>video https://youtu.be/xcQXxcHLLWI</text:p>
              <text:p text:style-name="P1"/>
              <text:p text:style-name="P1"><text:s/>video https://youtu.be/-wfRHfpyDRU</text:p>
              <text:p text:style-name="P1"/>
              <text:p text:style-name="P1"><text:s/>video https://youtu.be/wm3S3txTd24</text:p>
              <text:p text:style-name="P1"/>
              <text:p text:style-name="P1"><text:s/>video https://youtu.be/EUe8JfkM-u4</text:p>
              <text:p text:style-name="P1"/>
              <text:p text:style-name="P1"><text:s/>sheet https://docs.google.com/spreadsheets/d/1rUQbhRw62nvz1pJzXIQgWv7Qqt2dW7-1cUgfwfBN22g/edit#gid=0</text:p>
              <text:p text:style-name="P1"/>
              <text:p text:style-name="P1"><text:s/>sheet https://docs.google.com/spreadsheets/d/1rUQbhRw62nvz1pJzXIQgWv7Qqt2dW7-1cUgfwfBN22g/edit#gid=1741384257</text:p>
              <text:p text:style-name="P1"/>
              <text:p text:style-name="P1"><text:s/>sheet https://docs.google.com/spreadsheets/d/1rUQbhRw62nvz1pJzXIQgWv7Qqt2dW7-1cUgfwfBN22g/edit#gid=1765670352</text:p>
              <text:p text:style-name="P1"/>
              <text:p text:style-name="P1"><text:s/>sheet https://docs.google.com/spreadsheets/d/1rUQbhRw62nvz1pJzXIQgWv7Qqt2dW7-1cUgfwfBN22g/edit#gid=1302376521</text:p>
              <text:p text:style-name="P1"/>
              <text:p text:style-name="P1"><text:s/>sheet https://docs.google.com/spreadsheets/d/1rUQbhRw62nvz1pJzXIQgWv7Qqt2dW7-1cUgfwfBN22g/edit#gid=545494871</text:p>
              <text:p text:style-name="P1"/>
              <text:p text:style-name="P1"><text:s/>folder HTML https://drive.google.com/drive/folders/1NEpBmEFrxYJvygQD8ycw8urLJg6Z9X2W?usp=sharing</text:p>
              <text:p text:style-name="P1"/>
              <text:p text:style-name="P1"><text:s/>HTML https://drive.google.com/file/d/1_EPWR5QP4sQxKu_TpAzLsOx657iUbhQ8/view?usp=sharing</text:p>
              <text:p text:style-name="P1"/>
              <text:p text:style-name="P1"><text:s/>folder Microsoft Files https://drive.google.com/drive/folders/12-DKj9wWcIj_KveGm75BGQpk5cIwQB6D?usp=sharing</text:p>
              <text:p text:style-name="P1"/>
              <text:p text:style-name="P1"><text:s/>document https://docs.google.com/document/d/124R7ps4cy6hyDw_NVr0vs540KgVNNUa1_QgR8hJBTrQ/edit?usp=sharing</text:p>
              <text:p text:style-name="P1"/>
              <text:p text:style-name="P1"><text:s/>document pub https://docs.google.com/document/d/124R7ps4cy6hyDw_NVr0vs540KgVNNUa1_QgR8hJBTrQ/pub</text:p>
              <text:p text:style-name="P1"/>
              <text:p text:style-name="P1"><text:s/>document view https://docs.google.com/document/d/124R7ps4cy6hyDw_NVr0vs540KgVNNUa1_QgR8hJBTrQ/view</text:p>
              <text:p text:style-name="P1"/>
              <text:p text:style-name="P1"><text:s/>document https://docs.google.com/document/d/1YfC8PUPEV1kALWhGHeHw9ebhm1-WxJ25g8wTfJchNLM/edit?usp=sharing</text:p>
              <text:p text:style-name="P1"/>
              <text:p text:style-name="P1"><text:s/>document pub https://docs.google.com/document/d/1YfC8PUPEV1kALWhGHeHw9ebhm1-WxJ25g8wTfJchNLM/pub</text:p>
              <text:p text:style-name="P1"/>
              <text:p text:style-name="P1"><text:s/>document view https://docs.google.com/document/d/1YfC8PUPEV1kALWhGHeHw9ebhm1-WxJ25g8wTfJchNLM/view</text:p>
              <text:p text:style-name="P1"/>
              <text:p text:style-name="P1"><text:s/>document https://docs.google.com/document/d/1JIUe88DqHmkMqvvAF2R3t5RssKZkIi1iGWBlr01WQbE/edit?usp=sharing</text:p>
              <text:p text:style-name="P1"><text:tab/>-Erin Edwards</text:p>
              <text:p text:style-name="P1">----</text:p>
              <text:p text:style-name="P1">Calendar - All Day Event https://www.google.com/calendar/event?eid=amYyZ3FpdHMyZnB1a2JldDFvYTZjOGNncGc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cmtjY3VxaHE2b29hYXMxNHBwbjRpMmxwajQ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Y3R0N3Y2dnY4amFwM2c0c2VoZXM4bzhiamM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YWhvYmw1cmhtbGk5M3NlZmhwazVsY2NqOGc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cmw0aHVhdW9vM29kZTY1b2pvczkzdnI0MzQ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aGNkMzEzaWxmaG9qbWZoZmE2OGlxaGNxNzA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MXYybTViN2FhcTEzZXQ2azIyYzVrMWw1ZG8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bnY5Ym45NXBkdmJraTVqM2dob2MxbWVqaDg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ZDVzZXNmbmdta2owb3J1cWlyYXU0NmY5aTAgODRiMTY2M2JkYjQ0ODczN2UzMzc2ZTFhN2RkOWVlZTZmOTdmMjAzM2I4NjQxNmUwMWM4NzMyMzEyMjNiNmE0MkBncm91cC5jYWxlbmRhci5nb29nbGUuY29t</text:p>
              <text:p text:style-name="P1"><text:tab/>-Erin Edwards</text:p>
              <text:p text:style-name="P1">----</text:p>
              <text:p text:style-name="P1">document pub https://docs.google.com/document/d/1mBvxjG0VFHp2R00B-F-9TFlo9P58zrHttFCOp2W7Kig/pub</text:p>
              <text:p text:style-name="P1"/>
              <text:p text:style-name="P1"><text:s/>document view https://docs.google.com/document/d/1mBvxjG0VFHp2R00B-F-9TFlo9P58zrHttFCOp2W7Kig/view</text:p>
              <text:p text:style-name="P1"/>
              <text:p text:style-name="P1"><text:s/>presentation https://docs.google.com/presentation/d/1C-DgBtJoI4zHRmMCD02BEO-kzYOJcpQg_KXRLMowjr4/edit?usp=sharing</text:p>
              <text:p text:style-name="P1"/>
              <text:p text:style-name="P1"><text:s/>presentation pub https://docs.google.com/presentation/d/1C-DgBtJoI4zHRmMCD02BEO-kzYOJcpQg_KXRLMowjr4/pub?start=true&amp;loop=true&amp;delayms=3000</text:p>
              <text:p text:style-name="P1"/>
              <text:p text:style-name="P1"><text:s/>presentation view https://docs.google.com/presentation/d/1C-DgBtJoI4zHRmMCD02BEO-kzYOJcpQg_KXRLMowjr4/view</text:p>
              <text:p text:style-name="P1"/>
              <text:p text:style-name="P1"><text:s/>presentation html https://docs.google.com/presentation/d/1C-DgBtJoI4zHRmMCD02BEO-kzYOJcpQg_KXRLMowjr4/htmlpresent</text:p>
              <text:p text:style-name="P1"/>
              <text:p text:style-name="P1"><text:s/>calendar https://calendar.google.com/calendar/embed?src=84b1663bdb448737e3376e1a7dd9eee6f97f2033b86416e01c873231223b6a42@group.calendar.google.com</text:p>
              <text:p text:style-name="P1"/>
              <text:p text:style-name="P1"><text:s/>Calendar - All Day Event https://www.google.com/calendar/event?eid=cHRzMWRlN2UzYWNyOTlsaTk0cXVkdWFlZjg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bWh2aGZmM2lkNGpubGk3Z3MzYmdsZTN2Z3M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ZnAxbmxtNjhoYnFlOWdva3R1ODBlYjdlMms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bW52Z2pjaGtwdjdiZGkyczJoM21qYW03amsgODRiMTY2M2JkYjQ0ODczN2UzMzc2ZTFhN2RkOWVlZTZmOTdmMjAzM2I4NjQxNmUwMWM4NzMyMzEyMjNiNmE0MkBncm91cC5jYWxlbmRhci5nb29nbGUuY29t</text:p>
              <text:p text:style-name="P1"/>
              <text:p text:style-name="P1"><text:s/>Calendar - All Day Event https://www.google.com/calendar/event?eid=ODdyY2thczFhNjBnY29rMmdscWh2bWxkNzQgODRiMTY2M2JkYjQ0ODczN2UzMzc2ZTFhN2RkOWVlZTZmOTdmMjAzM2I4NjQxNmUwMWM4NzMyMzEyMjNiNmE0Mk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video-photo-booth-rental-aliso/home</text:p>
              <text:p text:style-name="P1"/>
              <text:p text:style-name="P1"><text:s/>folder top https://drive.google.com/drive/folders/1vkuN1Q9zcmQWbQp56Na6M9EYpwEQaEF7?usp=sharing</text:p>
              <text:p text:style-name="P1"/>
              <text:p text:style-name="P1"><text:s/>rss feed https://news.google.com/rss/search?q=photobooth</text:p>
              <text:p text:style-name="P1"/>
              <text:p text:style-name="P1"><text:s/>folder articles https://drive.google.com/drive/folders/1Nwul3PE0RiG4WpyMGGV-rXB_lpUeA2Xi?usp=sharing</text:p>
              <text:p text:style-name="P1"/>
              <text:p text:style-name="P1"><text:s/>folder photos https://drive.google.com/drive/folders/1ZZoaOnGDjE_skgsnHvjpTzVsgpzJOy5v?usp=sharing</text:p>
              <text:p text:style-name="P1"/>
              <text:p text:style-name="P1"><text:s/>folder pdfs https://drive.google.com/drive/folders/1Vwks8BsWz-zBScKVygkUm1rz-KDCn91E?usp=sharing</text:p>
              <text:p text:style-name="P1"/>
              <text:p text:style-name="P1"><text:s/>folder slides https://drive.google.com/drive/folders/123rvp7Vrhxh84_R_NZUx4YW3rpwsMv_H?usp=sharing</text:p>
              <text:p text:style-name="P1"/>
              <text:p text:style-name="P1"><text:s/>photo https://drive.google.com/file/d/1CRkk8lGsYTg1PzAsDBLamtOAmjsYaiuu/view?usp=sharing</text:p>
              <text:p text:style-name="P1"/>
              <text:p text:style-name="P1"><text:s/>photo https://drive.google.com/file/d/1XGhASpQL_fPrLbpGIgP8lRk5VUhK9uY9/view?usp=sharing</text:p>
              <text:p text:style-name="P1"/>
              <text:p text:style-name="P1"><text:s/>photo https://drive.google.com/file/d/1kPcxEfysqhBbJOKDz2ktCHvI5z5Ej-bO/view?usp=sharing</text:p>
              <text:p text:style-name="P1"/>
              <text:p text:style-name="P1"><text:s/>photo https://drive.google.com/file/d/1uSswulJi69ze7EAp94PdfPmOuV7mIxYs/view?usp=sharing</text:p>
              <text:p text:style-name="P1"/>
              <text:p text:style-name="P1"><text:s/>spreadsheet https://docs.google.com/spreadsheets/d/1rUQbhRw62nvz1pJzXIQgWv7Qqt2dW7-1cUgfwfBN22g/edit?usp=sharing</text:p>
              <text:p text:style-name="P1"/>
              <text:p text:style-name="P1"><text:s/>spreadsheet key https://docs.google.com/spreadsheet/pub?key=1rUQbhRw62nvz1pJzXIQgWv7Qqt2dW7-1cUgfwfBN22g</text:p>
              <text:p text:style-name="P1"/>
              <text:p text:style-name="P1"><text:s/>spreadsheet pubhtml https://docs.google.com/spreadsheets/d/1rUQbhRw62nvz1pJzXIQgWv7Qqt2dW7-1cUgfwfBN22g/pubhtml</text:p>
              <text:p text:style-name="P1"/>
              <text:p text:style-name="P1"><text:s/>spreadsheet pub https://docs.google.com/spreadsheets/d/1rUQbhRw62nvz1pJzXIQgWv7Qqt2dW7-1cUgfwfBN22g/pub</text:p>
              <text:p text:style-name="P1"/>
              <text:p text:style-name="P1"><text:s/>spreadsheet view https://docs.google.com/spreadsheets/d/1rUQbhRw62nvz1pJzXIQgWv7Qqt2dW7-1cUgfwfBN22g/view</text:p>
              <text:p text:style-name="P1"/>
              <text:p text:style-name="P1"><text:s/>form https://docs.google.com/forms/d/1HTfSEz0p6e-kZHDY5EBz-_7cNm1S03Hy5iS7qMQzKuU/edit?usp=sharing</text:p>
              <text:p text:style-name="P1"/>
              <text:p text:style-name="P1"><text:s/>drawing https://docs.google.com/drawings/d/1XVY2RsRad5iVFMYGHHhiNpmdpG11CDm0rGHeTL1FAEA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transformphotobooth/home</text:p>
              <text:p text:style-name="P1"/>
              <text:p text:style-name="P1"><text:s/>document https://docs.google.com/document/d/1mBvxjG0VFHp2R00B-F-9TFlo9P58zrHttFCOp2W7Kig/edit?usp=sharing</text:p>
              <text:p text:style-name="P1"><text:tab/>-Erin Edwards</text:p>
            </office:annotation>
            <text:p>All Day Event</text:p>
          </table:table-cell>
          <table:table-cell table:style-name="ce2" office:value-type="string" calcext:value-type="string">
            <text:p><text:a xlink:href="https://www.google.com/calendar/event?eid=cHRzMWRlN2UzYWNyOTlsaTk0cXVkdWFlZjggODRiMTY2M2JkYjQ0ODczN2UzMzc2ZTFhN2RkOWVlZTZmOTdmMjAzM2I4NjQxNmUwMWM4NzMyMzEyMjNiNmE0MkBncm91cC5jYWxlbmRhci5nb29nbGUuY29t" xlink:type="simple">https://www.google.com/calendar/event?eid=cHRzMWRlN2UzYWNyOTlsaTk0cXVkdWFlZjg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bWh2aGZmM2lkNGpubGk3Z3MzYmdsZTN2Z3MgODRiMTY2M2JkYjQ0ODczN2UzMzc2ZTFhN2RkOWVlZTZmOTdmMjAzM2I4NjQxNmUwMWM4NzMyMzEyMjNiNmE0MkBncm91cC5jYWxlbmRhci5nb29nbGUuY29t" xlink:type="simple">https://www.google.com/calendar/event?eid=bWh2aGZmM2lkNGpubGk3Z3MzYmdsZTN2Z3M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nAxbmxtNjhoYnFlOWdva3R1ODBlYjdlMmsgODRiMTY2M2JkYjQ0ODczN2UzMzc2ZTFhN2RkOWVlZTZmOTdmMjAzM2I4NjQxNmUwMWM4NzMyMzEyMjNiNmE0MkBncm91cC5jYWxlbmRhci5nb29nbGUuY29t" xlink:type="simple">https://www.google.com/calendar/event?eid=ZnAxbmxtNjhoYnFlOWdva3R1ODBlYjdlMms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bW52Z2pjaGtwdjdiZGkyczJoM21qYW03amsgODRiMTY2M2JkYjQ0ODczN2UzMzc2ZTFhN2RkOWVlZTZmOTdmMjAzM2I4NjQxNmUwMWM4NzMyMzEyMjNiNmE0MkBncm91cC5jYWxlbmRhci5nb29nbGUuY29t" xlink:type="simple">https://www.google.com/calendar/event?eid=bW52Z2pjaGtwdjdiZGkyczJoM21qYW03ams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ODdyY2thczFhNjBnY29rMmdscWh2bWxkNzQgODRiMTY2M2JkYjQ0ODczN2UzMzc2ZTFhN2RkOWVlZTZmOTdmMjAzM2I4NjQxNmUwMWM4NzMyMzEyMjNiNmE0MkBncm91cC5jYWxlbmRhci5nb29nbGUuY29t" xlink:type="simple">https://www.google.com/calendar/event?eid=ODdyY2thczFhNjBnY29rMmdscWh2bWxkNzQ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mYyZ3FpdHMyZnB1a2JldDFvYTZjOGNncGcgODRiMTY2M2JkYjQ0ODczN2UzMzc2ZTFhN2RkOWVlZTZmOTdmMjAzM2I4NjQxNmUwMWM4NzMyMzEyMjNiNmE0MkBncm91cC5jYWxlbmRhci5nb29nbGUuY29t" xlink:type="simple">https://www.google.com/calendar/event?eid=amYyZ3FpdHMyZnB1a2JldDFvYTZjOGNncGc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mtjY3VxaHE2b29hYXMxNHBwbjRpMmxwajQgODRiMTY2M2JkYjQ0ODczN2UzMzc2ZTFhN2RkOWVlZTZmOTdmMjAzM2I4NjQxNmUwMWM4NzMyMzEyMjNiNmE0MkBncm91cC5jYWxlbmRhci5nb29nbGUuY29t" xlink:type="simple">https://www.google.com/calendar/event?eid=cmtjY3VxaHE2b29hYXMxNHBwbjRpMmxwajQ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Y3R0N3Y2dnY4amFwM2c0c2VoZXM4bzhiamMgODRiMTY2M2JkYjQ0ODczN2UzMzc2ZTFhN2RkOWVlZTZmOTdmMjAzM2I4NjQxNmUwMWM4NzMyMzEyMjNiNmE0MkBncm91cC5jYWxlbmRhci5nb29nbGUuY29t" xlink:type="simple">https://www.google.com/calendar/event?eid=Y3R0N3Y2dnY4amFwM2c0c2VoZXM4bzhiamM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YWhvYmw1cmhtbGk5M3NlZmhwazVsY2NqOGcgODRiMTY2M2JkYjQ0ODczN2UzMzc2ZTFhN2RkOWVlZTZmOTdmMjAzM2I4NjQxNmUwMWM4NzMyMzEyMjNiNmE0MkBncm91cC5jYWxlbmRhci5nb29nbGUuY29t" xlink:type="simple">https://www.google.com/calendar/event?eid=YWhvYmw1cmhtbGk5M3NlZmhwazVsY2NqOGc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mw0aHVhdW9vM29kZTY1b2pvczkzdnI0MzQgODRiMTY2M2JkYjQ0ODczN2UzMzc2ZTFhN2RkOWVlZTZmOTdmMjAzM2I4NjQxNmUwMWM4NzMyMzEyMjNiNmE0MkBncm91cC5jYWxlbmRhci5nb29nbGUuY29t" xlink:type="simple">https://www.google.com/calendar/event?eid=cmw0aHVhdW9vM29kZTY1b2pvczkzdnI0MzQ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GNkMzEzaWxmaG9qbWZoZmE2OGlxaGNxNzAgODRiMTY2M2JkYjQ0ODczN2UzMzc2ZTFhN2RkOWVlZTZmOTdmMjAzM2I4NjQxNmUwMWM4NzMyMzEyMjNiNmE0MkBncm91cC5jYWxlbmRhci5nb29nbGUuY29t" xlink:type="simple">https://www.google.com/calendar/event?eid=aGNkMzEzaWxmaG9qbWZoZmE2OGlxaGNxNzA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MXYybTViN2FhcTEzZXQ2azIyYzVrMWw1ZG8gODRiMTY2M2JkYjQ0ODczN2UzMzc2ZTFhN2RkOWVlZTZmOTdmMjAzM2I4NjQxNmUwMWM4NzMyMzEyMjNiNmE0MkBncm91cC5jYWxlbmRhci5nb29nbGUuY29t" xlink:type="simple">https://www.google.com/calendar/event?eid=MXYybTViN2FhcTEzZXQ2azIyYzVrMWw1ZG8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bnY5Ym45NXBkdmJraTVqM2dob2MxbWVqaDggODRiMTY2M2JkYjQ0ODczN2UzMzc2ZTFhN2RkOWVlZTZmOTdmMjAzM2I4NjQxNmUwMWM4NzMyMzEyMjNiNmE0MkBncm91cC5jYWxlbmRhci5nb29nbGUuY29t" xlink:type="simple">https://www.google.com/calendar/event?eid=bnY5Ym45NXBkdmJraTVqM2dob2MxbWVqaDg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DVzZXNmbmdta2owb3J1cWlyYXU0NmY5aTAgODRiMTY2M2JkYjQ0ODczN2UzMzc2ZTFhN2RkOWVlZTZmOTdmMjAzM2I4NjQxNmUwMWM4NzMyMzEyMjNiNmE0MkBncm91cC5jYWxlbmRhci5nb29nbGUuY29t" xlink:type="simple">https://www.google.com/calendar/event?eid=ZDVzZXNmbmdta2owb3J1cWlyYXU0NmY5aTA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28zbGdxbWZpbnBub3NobmRpM3VrMWVla2MgODRiMTY2M2JkYjQ0ODczN2UzMzc2ZTFhN2RkOWVlZTZmOTdmMjAzM2I4NjQxNmUwMWM4NzMyMzEyMjNiNmE0MkBncm91cC5jYWxlbmRhci5nb29nbGUuY29t" xlink:type="simple">https://www.google.com/calendar/event?eid=a28zbGdxbWZpbnBub3NobmRpM3VrMWVla2MgODRiMTY2M2JkYjQ0ODczN2UzMzc2ZTFhN2RkOWVlZTZmOTdmMjAzM2I4NjQxNmUwMWM4NzMyMzEyMjNiNmE0MkBncm91cC5jYWxlbmRhci5nb29nbGUuY29t</text:a>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ar_20_Events" style:display-name="PageStyle_Calendar 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